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" style:family="paragraph" style:parent-style-name="Normal">
      <style:paragraph-properties/>
    </style:style>
    <style:style style:name="T1" style:family="text">
      <style:text-properties/>
    </style:style>
    <style:style style:name="P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oneUserDefinedStyle">Annual Board meeting</text:span></text:p>
        <text:p text:style-name="P2"><text:span text:style-name="T1">Datahouse HQ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4pt" style:font-size-asian="14pt" style:font-size-complex="14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4-29T21:09:24.000</dc:date>
    <meta:generator>PHPWord</meta:generator>
    <meta:initial-creator/>
    <meta:creation-date>2023-04-29T21:09:24.000</meta:creation-date>
    <meta:keyword/>
    <meta:user-defined meta:name="Category"/>
    <meta:user-defined meta:name="Company"/>
    <meta:user-defined meta:name="Manager"/>
  </office:meta>
</office:document-meta>
</file>